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694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4.13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title">
      <style:graphic-properties draw:fill-color="#ffffff" fo:min-height="3.256cm"/>
    </style:style>
    <style:style style:name="pr9" style:family="presentation" style:parent-style-name="Android-title">
      <style:graphic-properties draw:auto-grow-height="true" fo:min-height="3.506cm"/>
    </style:style>
    <style:style style:name="pr10" style:family="presentation" style:parent-style-name="Android-outline1">
      <style:graphic-properties fo:min-height="13.609cm"/>
    </style:style>
    <style:style style:name="pr11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6" style:family="paragraph">
      <style:paragraph-properties fo:margin-left="0cm" fo:margin-right="0cm" fo:text-indent="0cm"/>
      <style:text-properties fo:font-family="Corbel" style:font-family-generic="swiss" style:font-pitch="variable"/>
    </style:style>
    <style:style style:name="P7" style:family="paragraph">
      <style:text-properties fo:font-family="Corbel" style:font-family-generic="swiss" style:font-pitch="variable"/>
    </style:style>
    <style:style style:name="P8" style:family="paragraph">
      <style:paragraph-properties fo:margin-left="1.2cm" fo:margin-right="0cm" fo:text-indent="-0.9cm"/>
      <style:text-properties fo:font-family="Corbel" style:font-family-generic="swiss" style:font-pitch="variabl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rbel" style:font-family-generic="swiss" style:font-pitch="variable"/>
    </style:style>
    <style:style style:name="T3" style:family="text">
      <style:text-properties fo:font-family="Consolas" style:font-family-generic="swiss" style:font-pitch="fixed"/>
    </style:style>
    <style:style style:name="T4" style:family="text">
      <style:text-properties fo:font-family="Consolas" style:font-pitch="fixed" fo:font-size="18pt" style:font-size-asian="18pt" style:font-size-complex="18pt"/>
    </style:style>
    <style:style style:name="T5" style:family="text">
      <style:text-properties fo:font-family="Consolas" style:font-pitch="fixed"/>
    </style:style>
    <style:style style:name="T6" style:family="text">
      <style:text-properties fo:font-family="Abscissa" style:font-pitch="variable"/>
    </style:style>
    <style:style style:name="T7" style:family="text">
      <style:text-properties fo:font-family="Consolas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694cm" svg:x="1.4cm" svg:y="5.08cm" presentation:class="subtitle" presentation:user-transformed="true">
          <draw:text-box>
            <text:p text:style-name="P1"><text:span text:style-name="T1">Using the</text:span><text:span text:style-name="T1"><text:line-break/></text:span><text:span text:style-name="T1">Still Camer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Camera Capabiliti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Multiple Cameras</text:p>
                <text:list>
                  <text:list-item>
                    <text:p>Android 2.3: Fully supported</text:p>
                  </text:list-item>
                  <text:list-item>
                    <text:p>Android 2.2 and ealier: SDK add-ons from some manufacturers for front-facing cameras</text:p>
                  </text:list-item>
                </text:list>
              </text:list-item>
              <text:list-item>
                <text:p text:style-name="P4">Camera class: support for preview and taking still pictures</text:p>
                <text:list>
                  <text:list-item>
                    <text:p text:style-name="P4">Want video? Use MediaRecorder!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Permissions and Feature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Need the CAMERA permission to use the camera</text:span></text:p>
                <text:list>
                  <text:list-item>
                    <text:p text:style-name="P6"><text:span text:style-name="T2">Preview, still pictures, or video</text:span></text:p>
                  </text:list-item>
                </text:list>
              </text:list-item>
              <text:list-item>
                <text:p text:style-name="P7"><text:span text:style-name="T3">&lt;uses-feature&gt;</text:span><text:span text:style-name="T2"> Element</text:span></text:p>
                <text:list>
                  <text:list-item>
                    <text:p text:style-name="P7"><text:span text:style-name="T2">Indicate you need a camera</text:span></text:p>
                  </text:list-item>
                  <text:list-item>
                    <text:p text:style-name="P7"><text:span text:style-name="T2">Indicate specific camera features you need (e.g., auto-focus)</text:span></text:p>
                  </text:list-item>
                  <text:list-item>
                    <text:p text:style-name="P7"><text:span text:style-name="T2">Used for filtering by Android Mark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SurfaceView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Drawing Surface</text:p>
                <text:list>
                  <text:list-item>
                    <text:p text:style-name="P4">Can be embedded in a layout</text:p>
                  </text:list-item>
                  <text:list-item>
                    <text:p text:style-name="P4">Designed for system services or other background operations to be able to draw</text:p>
                  </text:list-item>
                  <text:list-item>
                    <text:p text:style-name="P4">Can have buttons, etc. overlaid atop it</text:p>
                    <text:list>
                      <text:list-item>
                        <text:p text:style-name="P4">WARNING: bit of a performance hog</text:p>
                      </text:list-item>
                    </text:list>
                  </text:list-item>
                </text:list>
              </text:list-item>
              <text:list-item>
                <text:p text:style-name="P4">Used for Camera Preview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Building a Preview</text:p>
          </draw:text-box>
        </draw:frame>
        <draw:frame presentation:style-name="pr6" draw:text-style-name="P10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Step #1: Activity Configuration</text:p>
                <text:list>
                  <text:list-item>
                    <text:p text:style-name="P4">Landscape a popular orientation</text:p>
                  </text:list-item>
                  <text:list-item>
                    <text:p text:style-name="P4">Might also consider true full-screen mode</text:p>
                    <text:list>
                      <text:list-item>
                        <text:p text:style-name="P4"><text:span text:style-name="T4">android:theme="@android:style/Theme.NoTitleBar.Fullscreen"</text:span></text:p>
                      </text:list-item>
                    </text:list>
                  </text:list-item>
                </text:list>
              </text:list-item>
              <text:list-item>
                <text:p text:style-name="P4">Step #2: Add a SurfaceView to your layout</text:p>
                <text:list>
                  <text:list-item>
                    <text:p text:style-name="P4">Fully-qualify as android.view.SurfaceView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Building a Preview</text:p>
          </draw:text-box>
        </draw:frame>
        <draw:frame presentation:style-name="pr6" draw:text-style-name="P10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Step #3: Acquire and Release Camera</text:p>
                <text:list>
                  <text:list-item>
                    <text:p text:style-name="P4">Use <text:span text:style-name="T5">Camera.open()</text:span><text:span text:style-name="T6"> </text:span><text:span text:style-name="T2">in</text:span><text:span text:style-name="T6"> </text:span><text:span text:style-name="T5">onResume()</text:span></text:p>
                  </text:list-item>
                  <text:list-item>
                    <text:p text:style-name="P4"><text:span text:style-name="T2">Call</text:span><text:span text:style-name="T6"> </text:span><text:span text:style-name="T5">release()</text:span><text:span text:style-name="T6"> </text:span><text:span text:style-name="T2">in</text:span><text:span text:style-name="T6"> </text:span><text:span text:style-name="T5">onPause()</text:span></text:p>
                  </text:list-item>
                </text:list>
              </text:list-item>
              <text:list-item>
                <text:p text:style-name="P4">Step #4: Prep the SurfaceView</text:p>
                <text:list>
                  <text:list-item>
                    <text:p text:style-name="P4">Add a SurfaceView.Callback to get control on key events</text:p>
                  </text:list-item>
                  <text:list-item>
                    <text:p text:style-name="P4">Set the type to<text:line-break/><text:span text:style-name="T7">SurfaceHolder.SURFACE_TYPE_PUSH_BUFFE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Building a Preview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ep #5: Tie in the Preview</text:p>
                <text:list>
                  <text:list-item>
                    <text:p text:style-name="P4">Implement <text:span text:style-name="T5">surfaceCreated()</text:span> in callback</text:p>
                  </text:list-item>
                  <text:list-item>
                    <text:p text:style-name="P4">Call <text:span text:style-name="T5">setPreviewDisplay()</text:span> on the Camera</text:p>
                  </text:list-item>
                </text:list>
              </text:list-item>
              <text:list-item>
                <text:p text:style-name="P4">Step #6: Configure the Camera</text:p>
                <text:list>
                  <text:list-item>
                    <text:p text:style-name="P4">Implement <text:span text:style-name="T5">surfaceChanged()</text:span> in callback</text:p>
                  </text:list-item>
                  <text:list-item>
                    <text:p text:style-name="P4">Get the size and feed it to the camera via Camera.Parameters</text:p>
                  </text:list-item>
                  <text:list-item>
                    <text:p text:style-name="P4">Call <text:span text:style-name="T5">startPreview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Building a Preview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tep #7: Close Up Shop</text:p>
                <text:list>
                  <text:list-item>
                    <text:p text:style-name="P4">Stop the preview in onPause() before releasing the camera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Taking a Pictur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tep #1: Do All That Preview Stuff</text:p>
              </text:list-item>
              <text:list-item>
                <text:p text:style-name="P4">Step #2: Specify the Picture Format</text:p>
                <text:list>
                  <text:list-item>
                    <text:p text:style-name="P4">Add in <text:span text:style-name="T5">setPictureFormat(PixelFormat.JPEG)</text:span> when you are configuring the Camera</text:p>
                  </text:list-item>
                </text:list>
              </text:list-item>
              <text:list-item>
                <text:p text:style-name="P4">Step #3: Allow User to Request a Picture</text:p>
                <text:list>
                  <text:list-item>
                    <text:p text:style-name="P4">E.g., <text:span text:style-name="T5">KeyEvent.KEYCODE_CAMER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8" draw:text-style-name="P4" draw:layer="layout" svg:width="25.199cm" svg:height="3.256cm" svg:x="1.4cm" svg:y="0.962cm" presentation:class="title" presentation:user-transformed="true">
          <draw:text-box>
            <text:p text:style-name="P4">Taking a Picture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ep #4: Actually Take the Picture</text:p>
                <text:list>
                  <text:list-item>
                    <text:p text:style-name="P4">Call <text:span text:style-name="T5">takePicture()</text:span>, supplying a PhotoCallback</text:p>
                  </text:list-item>
                </text:list>
              </text:list-item>
              <text:list-item>
                <text:p text:style-name="P4">Step #5: Do Something with the Picture</text:p>
                <text:list>
                  <text:list-item>
                    <text:p text:style-name="P4">Implement <text:span text:style-name="T5">onPictureTaken()</text:span> in PhotoCallback</text:p>
                  </text:list-item>
                  <text:list-item>
                    <text:p text:style-name="P4">Do something with byte array of JPEG data</text:p>
                  </text:list-item>
                  <text:list-item>
                    <text:p text:style-name="P4">Re-enable preview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Background Saving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amera Processing Time</text:p>
                <text:list>
                  <text:list-item>
                    <text:p text:style-name="P4">Get picture off CCD and converted to JPEG</text:p>
                    <text:list>
                      <text:list-item>
                        <text:p text:style-name="P4">You do not control this</text:p>
                      </text:list-item>
                    </text:list>
                  </text:list-item>
                  <text:list-item>
                    <text:p text:style-name="P4">Save picture to SD, network, or whatever</text:p>
                    <text:list>
                      <text:list-item>
                        <text:p text:style-name="P4">You do control this!</text:p>
                      </text:list-item>
                      <text:list-item>
                        <text:p text:style-name="P4">Do it in a background thread (spawned, work queue,<text:line-break/>etc.) so as to not delay the us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Other Parameters</text:p>
          </draw:text-box>
        </draw:frame>
        <draw:frame presentation:style-name="pr10" draw:layer="layout" svg:width="25.199cm" svg:height="13.989cm" svg:x="1.4cm" svg:y="4.914cm" presentation:class="outline" presentation:user-transformed="true">
          <draw:text-box>
            <text:list text:style-name="L2">
              <text:list-item>
                <text:p>Common</text:p>
                <text:list>
                  <text:list-item>
                    <text:p>JPEG quality (picture and thumbnail)</text:p>
                  </text:list-item>
                </text:list>
              </text:list-item>
              <text:list-item>
                <text:p>Optional</text:p>
                <text:list>
                  <text:list-item>
                    <text:p>Flash mode (on, off, red-eye, etc.)</text:p>
                  </text:list-item>
                  <text:list-item>
                    <text:p>Focus mode (auto-focus, fixed-focus, etc.)</text:p>
                  </text:list-item>
                  <text:list-item>
                    <text:p>White balance (indoors, outdoors, etc.)</text:p>
                  </text:list-item>
                  <text:list-item>
                    <text:p>For these, can get available options from Camera.Parameters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mage Processing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Barcodes</text:p>
                <text:list>
                  <text:list-item>
                    <text:p>Zebra Crossing (ZXing) for regular, 2D barcodes</text:p>
                  </text:list-item>
                </text:list>
              </text:list-item>
              <text:list-item>
                <text:p>Optical Character Recognition (OCR)</text:p>
                <text:list>
                  <text:list-item>
                    <text:p>ABBYY</text:p>
                  </text:list-item>
                </text:list>
              </text:list-item>
              <text:list-item>
                <text:p>Custom: Native Development Kit (NDK)</text:p>
                <text:list>
                  <text:list-item>
                    <text:p>C/C++ → .so → JNI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date>2011-08-10T19:55:40</dc:date>
    <meta:printed-by>Mark Murphy</meta:printed-by>
    <meta:print-date>2010-10-20T09:43:46</meta:print-date>
    <dc:language>en-US</dc:language>
    <meta:editing-cycles>90</meta:editing-cycles>
    <meta:editing-duration>PT11H47M52S</meta:editing-duration>
    <dc:creator>Mark Murphy</dc:creator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